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3" manifest:media-type="application/vnd.oasis.opendocument.text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Pictures/10000001000000FA000000F4E1B89208.png" manifest:media-type="image/png"/>
  <manifest:file-entry manifest:full-path="Object 3/" manifest:version="1.3" manifest:media-type="application/vnd.oasis.opendocument.text"/>
  <manifest:file-entry manifest:full-path="styles.xml" manifest:media-type="text/xml"/>
  <manifest:file-entry manifest:full-path="Pictures/10004B8E0000545600006D2443E13C5C.pdf" manifest:media-type="application/pdf"/>
  <manifest:file-entry manifest:full-path="Pictures/100000010000033000000420A22EDB2F.png" manifest:media-type="image/png"/>
  <manifest:file-entry manifest:full-path="Pictures/100000010000026800000090AB749E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162cm" svg:height="33.444cm" svg:x="-0.27cm" svg:y="-0.4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2" draw:style-name="dp1" draw:master-page-name="Default">
        <draw:frame draw:style-name="gr2" draw:text-style-name="P2" draw:layer="layout" svg:width="19.589cm" svg:height="25.35cm" svg:x="0.611cm" svg:y="1.417cm">
          <draw:image xlink:href="Pictures/10004B8E0000545600006D2443E13C5C.pdf" xlink:type="simple" xlink:show="embed" xlink:actuate="onLoad" draw:mime-type="application/pdf">
            <text:p/>
          </draw:image>
          <draw:image xlink:href="Pictures/100000010000033000000420A22EDB2F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41.564cm" svg:height="29.538cm" svg:x="0.435cm" svg:y="0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4" draw:style-name="dp1" draw:master-page-name="Default">
        <draw:frame draw:style-name="gr1" draw:text-style-name="P1" draw:layer="layout" svg:width="41.564cm" svg:height="30.162cm" svg:x="0.435cm" svg:y="0.3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5" draw:style-name="dp1" draw:master-page-name="Default">
        <draw:frame draw:style-name="gr3" draw:text-style-name="P1" draw:layer="layout" svg:width="19.016cm" svg:height="4.444cm" svg:x="0.984cm" svg:y="11.477cm">
          <draw:image xlink:href="Pictures/100000010000026800000090AB749E3C.png" xlink:type="simple" xlink:show="embed" xlink:actuate="onLoad" draw:mime-type="image/png">
            <text:p/>
          </draw:image>
        </draw:frame>
        <draw:frame draw:style-name="gr4" draw:text-style-name="P4" draw:layer="layout" svg:width="5.715cm" svg:height="1.597cm" svg:x="8.937cm" svg:y="8.61cm">
          <draw:text-box>
            <text:p text:style-name="P3"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4T01:43:32.840000000</meta:creation-date>
    <dc:date>2024-09-24T01:55:36.809000000</dc:date>
    <meta:editing-duration>PT11M12S</meta:editing-duration>
    <meta:editing-cycles>3</meta:editing-cycles>
    <meta:generator>LibreOffice/24.8.1.2$Windows_X86_64 LibreOffice_project/87fa9aec1a63e70835390b81c40bb8993f1d4ff6</meta:generator>
    <meta:document-statistic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bbbbb" loext:opacity="100%" fo:font-style="normal" style:text-underline-style="none" fo:font-weight="normal"/>
    </style:style>
    <style:style style:name="T8" style:family="text">
      <style:text-properties fo:color="#b00040" loext:opacity="100%"/>
    </style:style>
    <style:style style:name="T9" style:family="text">
      <style:text-properties fo:color="#6666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3">&lt;bits/stdc++.h&gt;</text:span></text:p>
      <text:p text:style-name="P2"/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2"/>
      <text:p text:style-name="P1"><text:span text:style-name="T4">class</text:span><text:span text:style-name="T2"> </text:span><text:span text:style-name="T5">Complex_Number</text:span></text:p>
      <text:p text:style-name="P3">{<text:span text:style-name="T7"/></text:p>
      <text:p text:style-name="P1"><text:span text:style-name="T2"><text:s text:c="4"/></text:span><text:span text:style-name="T8">double</text:span><text:span text:style-name="T2"> </text:span><text:span text:style-name="T6">real;</text:span></text:p>
      <text:p text:style-name="P1"><text:span text:style-name="T2"><text:s text:c="4"/></text:span><text:span text:style-name="T8">double</text:span><text:span text:style-name="T2"> </text:span><text:span text:style-name="T6">imaginary;</text:span></text:p>
      <text:p text:style-name="P2"/>
      <text:p text:style-name="P1"><text:span text:style-name="T4">public</text:span><text:span text:style-name="T9">:</text:span></text:p>
      <text:p text:style-name="P1"><text:span text:style-name="T2"><text:s text:c="4"/></text:span><text:span text:style-name="T8">double</text:span><text:span text:style-name="T2"> </text:span><text:span text:style-name="T6">Magnitude(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4">return</text:span><text:span text:style-name="T2"> </text:span><text:span text:style-name="T6">sqrt(pow(real,</text:span><text:span text:style-name="T2"> </text:span><text:span text:style-name="T9">2</text:span><text:span text:style-name="T6">)</text:span><text:span text:style-name="T2"> </text:span><text:span text:style-name="T9">+</text:span><text:span text:style-name="T2"> </text:span><text:span text:style-name="T6">pow(imaginary,</text:span><text:span text:style-name="T2"> </text:span><text:span text:style-name="T9">2</text:span><text:span text:style-name="T6">));</text:span></text:p>
      <text:p text:style-name="P1"><text:span text:style-name="T2"><text:s text:c="4"/></text:span><text:span text:style-name="T6">}</text:span></text:p>
      <text:p text:style-name="P2"/>
      <text:p text:style-name="P1"><text:span text:style-name="T2"><text:s text:c="4"/></text:span><text:span text:style-name="T8">void</text:span><text:span text:style-name="T2"> </text:span><text:span text:style-name="T6">input(</text:span><text:span text:style-name="T8">double</text:span><text:span text:style-name="T2"> </text:span><text:span text:style-name="T6">real,</text:span><text:span text:style-name="T2"> </text:span><text:span text:style-name="T8">double</text:span><text:span text:style-name="T2"> </text:span><text:span text:style-name="T6">imaginary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4">this</text:span><text:span text:style-name="T9">-&gt;</text:span><text:span text:style-name="T6">real</text:span><text:span text:style-name="T2"> </text:span><text:span text:style-name="T9">=</text:span><text:span text:style-name="T2"> </text:span><text:span text:style-name="T6">real;</text:span></text:p>
      <text:p text:style-name="P1"><text:span text:style-name="T2"><text:s text:c="8"/></text:span><text:span text:style-name="T4">this</text:span><text:span text:style-name="T9">-&gt;</text:span><text:span text:style-name="T6">imaginary</text:span><text:span text:style-name="T2"> </text:span><text:span text:style-name="T9">=</text:span><text:span text:style-name="T2"> </text:span><text:span text:style-name="T6">imaginary;</text:span></text:p>
      <text:p text:style-name="P1"><text:span text:style-name="T2"><text:s text:c="4"/></text:span><text:span text:style-name="T6">}</text:span></text:p>
      <text:p text:style-name="P2"/>
      <text:p text:style-name="P1"><text:span text:style-name="T2"><text:s text:c="4"/></text:span><text:span text:style-name="T8">void</text:span><text:span text:style-name="T2"> </text:span><text:span text:style-name="T6">Add(</text:span><text:span text:style-name="T8">double</text:span><text:span text:style-name="T2"> </text:span><text:span text:style-name="T6">real,</text:span><text:span text:style-name="T2"> </text:span><text:span text:style-name="T8">double</text:span><text:span text:style-name="T2"> </text:span><text:span text:style-name="T6">imaginary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4">this</text:span><text:span text:style-name="T9">-&gt;</text:span><text:span text:style-name="T6">real</text:span><text:span text:style-name="T2"> </text:span><text:span text:style-name="T9">+=</text:span><text:span text:style-name="T2"> </text:span><text:span text:style-name="T6">real;</text:span></text:p>
      <text:p text:style-name="P1"><text:span text:style-name="T2"><text:s text:c="8"/></text:span><text:span text:style-name="T4">this</text:span><text:span text:style-name="T9">-&gt;</text:span><text:span text:style-name="T6">imaginary</text:span><text:span text:style-name="T2"> </text:span><text:span text:style-name="T9">+=</text:span><text:span text:style-name="T2"> </text:span><text:span text:style-name="T6">imaginary;</text:span></text:p>
      <text:p text:style-name="P1"><text:span text:style-name="T2"><text:s text:c="4"/></text:span><text:span text:style-name="T6">}</text:span></text:p>
      <text:p text:style-name="P2"/>
      <text:p text:style-name="P1"><text:span text:style-name="T2"><text:s text:c="4"/></text:span><text:span text:style-name="T8">void</text:span><text:span text:style-name="T2"> </text:span><text:span text:style-name="T6">subtraction(</text:span><text:span text:style-name="T8">double</text:span><text:span text:style-name="T2"> </text:span><text:span text:style-name="T6">real,</text:span><text:span text:style-name="T2"> </text:span><text:span text:style-name="T8">double</text:span><text:span text:style-name="T2"> </text:span><text:span text:style-name="T6">imaginary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4">this</text:span><text:span text:style-name="T9">-&gt;</text:span><text:span text:style-name="T6">real</text:span><text:span text:style-name="T2"> </text:span><text:span text:style-name="T9">-=</text:span><text:span text:style-name="T2"> </text:span><text:span text:style-name="T6">real;</text:span></text:p>
      <text:p text:style-name="P1"><text:span text:style-name="T2"><text:s text:c="8"/></text:span><text:span text:style-name="T4">this</text:span><text:span text:style-name="T9">-&gt;</text:span><text:span text:style-name="T6">imaginary</text:span><text:span text:style-name="T2"> </text:span><text:span text:style-name="T9">-=</text:span><text:span text:style-name="T2"> </text:span><text:span text:style-name="T6">imaginary;</text:span></text:p>
      <text:p text:style-name="P1"><text:span text:style-name="T2"><text:s text:c="4"/></text:span><text:span text:style-name="T6">}</text:span></text:p>
      <text:p text:style-name="P2"/>
      <text:p text:style-name="P1"><text:span text:style-name="T2"><text:s text:c="4"/></text:span><text:span text:style-name="T8">void</text:span><text:span text:style-name="T2"> </text:span><text:span text:style-name="T6">multiply(</text:span><text:span text:style-name="T8">double</text:span><text:span text:style-name="T2"> </text:span><text:span text:style-name="T6">real,</text:span><text:span text:style-name="T2"> </text:span><text:span text:style-name="T8">double</text:span><text:span text:style-name="T2"> </text:span><text:span text:style-name="T6">imaginary)</text:span></text:p>
      <text:p text:style-name="P1"><text:span text:style-name="T2"><text:s text:c="4"/></text:span><text:span text:style-name="T6">{</text:span></text:p>
      <text:p text:style-name="P1"><text:span text:style-name="T2"><text:s text:c="8"/></text:span><text:span text:style-name="T8">double</text:span><text:span text:style-name="T2"> </text:span><text:span text:style-name="T6">tempReal</text:span><text:span text:style-name="T2"> </text:span><text:span text:style-name="T9">=</text:span><text:span text:style-name="T2"> </text:span><text:span text:style-name="T4">this</text:span><text:span text:style-name="T9">-&gt;</text:span><text:span text:style-name="T6">real</text:span><text:span text:style-name="T2"> </text:span><text:span text:style-name="T9">*</text:span><text:span text:style-name="T2"> </text:span><text:span text:style-name="T6">real</text:span><text:span text:style-name="T2"> </text:span><text:span text:style-name="T9">-</text:span><text:span text:style-name="T2"> </text:span><text:span text:style-name="T4">this</text:span><text:span text:style-name="T9">-&gt;</text:span><text:span text:style-name="T6">imaginary</text:span><text:span text:style-name="T2"> </text:span><text:span text:style-name="T9">*</text:span><text:span text:style-name="T2"> </text:span><text:span text:style-name="T6">imaginary;</text:span></text:p>
      <text:p text:style-name="P1"><text:span text:style-name="T2"><text:s text:c="8"/></text:span><text:span text:style-name="T8">double</text:span><text:span text:style-name="T2"> </text:span><text:span text:style-name="T6">tempImg</text:span><text:span text:style-name="T2"> </text:span><text:span text:style-name="T9">=</text:span><text:span text:style-name="T2"> </text:span><text:span text:style-name="T4">this</text:span><text:span text:style-name="T9">-&gt;</text:span><text:span text:style-name="T6">real</text:span><text:span text:style-name="T2"> </text:span><text:span text:style-name="T9">*</text:span><text:span text:style-name="T2"> </text:span><text:span text:style-name="T6">imaginary</text:span><text:span text:style-name="T2"> </text:span><text:span text:style-name="T9">+</text:span><text:span text:style-name="T2"> </text:span><text:span text:style-name="T4">this</text:span><text:span text:style-name="T9">-&gt;</text:span><text:span text:style-name="T6">imaginary</text:span><text:span text:style-name="T2"> </text:span><text:span text:style-name="T9">*</text:span><text:span text:style-name="T2"> </text:span><text:span text:style-name="T6">real;</text:span></text:p>
      <text:p text:style-name="P1"><text:span text:style-name="T2"><text:s text:c="8"/></text:span><text:span text:style-name="T4">this</text:span><text:span text:style-name="T9">-&gt;</text:span><text:span text:style-name="T6">real</text:span><text:span text:style-name="T2"> </text:span><text:span text:style-name="T9">=</text:span><text:span text:style-name="T2"> </text:span><text:span text:style-name="T6">tempReal;</text:span></text:p>
      <text:p text:style-name="P1"><text:span text:style-name="T2"><text:s text:c="8"/></text:span><text:span text:style-name="T4">this</text:span><text:span text:style-name="T9">-&gt;</text:span><text:span text:style-name="T6">imaginary</text:span><text:span text:style-name="T2"> </text:span><text:span text:style-name="T9">=</text:span><text:span text:style-name="T2"> </text:span><text:span text:style-name="T6">tempImg;</text:span></text:p>
      <text:p text:style-name="P1"><text:span text:style-name="T2"><text:s text:c="4"/></text:span><text:span text:style-name="T6">}</text:span></text:p>
      <text:p text:style-name="P2"/>
      <text:p text:style-name="P2"/>
      <text:p text:style-name="P1"><text:span text:style-name="T2"/>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bbbbbb" loext:opacity="100%"/>
    </style:style>
    <style:style style:name="T2" style:family="text">
      <style:text-properties fo:color="#b0004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666666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008000" loext:opacity="100%" fo:font-weight="bold"/>
    </style:style>
    <style:style style:name="T7" style:family="text">
      <style:text-properties fo:color="#bbbbbb" loext:opacity="100%" fo:font-style="normal" style:text-underline-style="none" fo:font-weight="normal"/>
    </style:style>
    <style:style style:name="T8" style:family="text">
      <style:text-properties fo:color="#0000ff" loext:opacity="100%"/>
    </style:style>
    <style:style style:name="T9" style:family="text">
      <style:text-properties fo:color="#aa5d1f" loext:opacity="100%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<text:s text:c="4"/></text:span><text:span text:style-name="T2">void</text:span><text:span text:style-name="T1"> </text:span><text:span text:style-name="T3">display()</text:span></text:p>
      <text:p text:style-name="P2"><text:span text:style-name="T1"><text:s text:c="4"/></text:span><text:span text:style-name="T3">{</text:span></text:p>
      <text:p text:style-name="P2"><text:span text:style-name="T1"><text:s text:c="8"/></text:span><text:span text:style-name="T3">cout</text:span><text:span text:style-name="T1"> </text:span><text:span text:style-name="T4">&lt;&lt;</text:span><text:span text:style-name="T1"> </text:span><text:span text:style-name="T5">"The complex number is :"</text:span><text:span text:style-name="T3">;</text:span></text:p>
      <text:p text:style-name="P2"><text:span text:style-name="T1"><text:s text:c="8"/></text:span><text:span text:style-name="T3">cout</text:span><text:span text:style-name="T1"> </text:span><text:span text:style-name="T4">&lt;&lt;</text:span><text:span text:style-name="T1"> </text:span><text:span text:style-name="T6">this</text:span><text:span text:style-name="T4">-&gt;</text:span><text:span text:style-name="T3">real</text:span><text:span text:style-name="T1"> </text:span><text:span text:style-name="T4">&lt;&lt;</text:span><text:span text:style-name="T1"> </text:span><text:span text:style-name="T5">" + "</text:span><text:span text:style-name="T1"> </text:span><text:span text:style-name="T4">&lt;&lt;</text:span><text:span text:style-name="T1"> </text:span><text:span text:style-name="T6">this</text:span><text:span text:style-name="T4">-&gt;</text:span><text:span text:style-name="T3">imaginary</text:span><text:span text:style-name="T1"> </text:span><text:span text:style-name="T4">&lt;&lt;</text:span><text:span text:style-name="T1"> </text:span><text:span text:style-name="T5">"i"</text:span><text:span text:style-name="T1"> </text:span><text:span text:style-name="T4">&lt;&lt;</text:span><text:span text:style-name="T1"> </text:span><text:span text:style-name="T3">endl;</text:span></text:p>
      <text:p text:style-name="P2"><text:span text:style-name="T1"><text:s text:c="4"/></text:span><text:span text:style-name="T3">}</text:span></text:p>
      <text:p text:style-name="P3">};<text:span text:style-name="T7"/></text:p>
      <text:p text:style-name="P1"/>
      <text:p text:style-name="P2"><text:span text:style-name="T2">int</text:span><text:span text:style-name="T1"> </text:span><text:span text:style-name="T8">main</text:span><text:span text:style-name="T3">()</text:span></text:p>
      <text:p text:style-name="P3">{<text:span text:style-name="T7"/></text:p>
      <text:p text:style-name="P2"><text:span text:style-name="T1"><text:s text:c="4"/></text:span><text:span text:style-name="T2">double</text:span><text:span text:style-name="T1"> </text:span><text:span text:style-name="T3">x1,</text:span><text:span text:style-name="T1"> </text:span><text:span text:style-name="T3">y1;</text:span></text:p>
      <text:p text:style-name="P2"><text:span text:style-name="T1"><text:s text:c="4"/></text:span><text:span text:style-name="T3">Complex_Number</text:span><text:span text:style-name="T1"> </text:span><text:span text:style-name="T3">C1;</text:span></text:p>
      <text:p text:style-name="P1"/>
      <text:p text:style-name="P2"><text:span text:style-name="T1"><text:s text:c="4"/></text:span><text:span text:style-name="T3">cout</text:span><text:span text:style-name="T1"> </text:span><text:span text:style-name="T4">&lt;&lt;</text:span><text:span text:style-name="T1"> </text:span><text:span text:style-name="T5">"Enter Complex Number. Format (3 1) for </text:span><text:span text:style-name="T9">\'</text:span><text:span text:style-name="T5">3 + 1i</text:span><text:span text:style-name="T9">\'</text:span><text:span text:style-name="T5">:"</text:span><text:span text:style-name="T3">;</text:span></text:p>
      <text:p text:style-name="P2"><text:span text:style-name="T1"><text:s text:c="4"/></text:span><text:span text:style-name="T3">cin</text:span><text:span text:style-name="T1"> </text:span><text:span text:style-name="T4">&gt;&gt;</text:span><text:span text:style-name="T1"> </text:span><text:span text:style-name="T3">x1</text:span><text:span text:style-name="T1"> </text:span><text:span text:style-name="T4">&gt;&gt;</text:span><text:span text:style-name="T1"> </text:span><text:span text:style-name="T3">y1;</text:span></text:p>
      <text:p text:style-name="P2"><text:span text:style-name="T1"><text:s text:c="4"/></text:span><text:span text:style-name="T3">C1.input(x1,</text:span><text:span text:style-name="T1"> </text:span><text:span text:style-name="T3">y1);</text:span></text:p>
      <text:p text:style-name="P1"/>
      <text:p text:style-name="P2"><text:span text:style-name="T1"><text:s text:c="4"/></text:span><text:span text:style-name="T3">cout</text:span><text:span text:style-name="T1"> </text:span><text:span text:style-name="T4">&lt;&lt;</text:span><text:span text:style-name="T1"> </text:span><text:span text:style-name="T5">"Enter a complex number to add: Format (3 1) for </text:span><text:span text:style-name="T9">\'</text:span><text:span text:style-name="T5">3 + 1i</text:span><text:span text:style-name="T9">\'</text:span><text:span text:style-name="T5">:"</text:span><text:span text:style-name="T3">;</text:span></text:p>
      <text:p text:style-name="P2"><text:span text:style-name="T1"><text:s text:c="4"/></text:span><text:span text:style-name="T3">cin</text:span><text:span text:style-name="T1"> </text:span><text:span text:style-name="T4">&gt;&gt;</text:span><text:span text:style-name="T1"> </text:span><text:span text:style-name="T3">x1</text:span><text:span text:style-name="T1"> </text:span><text:span text:style-name="T4">&gt;&gt;</text:span><text:span text:style-name="T1"> </text:span><text:span text:style-name="T3">y1;</text:span></text:p>
      <text:p text:style-name="P2"><text:span text:style-name="T1"><text:s text:c="4"/></text:span><text:span text:style-name="T3">C1.Add(x1,</text:span><text:span text:style-name="T1"> </text:span><text:span text:style-name="T3">y1);</text:span></text:p>
      <text:p text:style-name="P1"/>
      <text:p text:style-name="P2"><text:span text:style-name="T1"><text:s text:c="4"/></text:span><text:span text:style-name="T3">cout</text:span><text:span text:style-name="T1"> </text:span><text:span text:style-name="T4">&lt;&lt;</text:span><text:span text:style-name="T1"> </text:span><text:span text:style-name="T5">"Enter a complex number to substract: Format (3 1) for </text:span><text:span text:style-name="T9">\'</text:span><text:span text:style-name="T5">3 + 1i</text:span><text:span text:style-name="T9">\'</text:span><text:span text:style-name="T5">:"</text:span><text:span text:style-name="T3">;</text:span></text:p>
      <text:p text:style-name="P2"><text:span text:style-name="T1"><text:s text:c="4"/></text:span><text:span text:style-name="T3">cin</text:span><text:span text:style-name="T1"> </text:span><text:span text:style-name="T4">&gt;&gt;</text:span><text:span text:style-name="T1"> </text:span><text:span text:style-name="T3">x1</text:span><text:span text:style-name="T1"> </text:span><text:span text:style-name="T4">&gt;&gt;</text:span><text:span text:style-name="T1"> </text:span><text:span text:style-name="T3">y1;</text:span></text:p>
      <text:p text:style-name="P2"><text:span text:style-name="T1"><text:s text:c="4"/></text:span><text:span text:style-name="T3">C1.subtraction(x1,</text:span><text:span text:style-name="T1"> </text:span><text:span text:style-name="T3">y1);</text:span></text:p>
      <text:p text:style-name="P1"/>
      <text:p text:style-name="P2"><text:span text:style-name="T1"><text:s text:c="4"/></text:span><text:span text:style-name="T3">cout</text:span><text:span text:style-name="T1"> </text:span><text:span text:style-name="T4">&lt;&lt;</text:span><text:span text:style-name="T1"> </text:span><text:span text:style-name="T5">"Enter a complex number to multiply: Format (3 1) for </text:span><text:span text:style-name="T9">\'</text:span><text:span text:style-name="T5">3 + 1i</text:span><text:span text:style-name="T9">\'</text:span><text:span text:style-name="T5">:"</text:span><text:span text:style-name="T3">;</text:span></text:p>
      <text:p text:style-name="P2"><text:span text:style-name="T1"><text:s text:c="4"/></text:span><text:span text:style-name="T3">cin</text:span><text:span text:style-name="T1"> </text:span><text:span text:style-name="T4">&gt;&gt;</text:span><text:span text:style-name="T1"> </text:span><text:span text:style-name="T3">x1</text:span><text:span text:style-name="T1"> </text:span><text:span text:style-name="T4">&gt;&gt;</text:span><text:span text:style-name="T1"> </text:span><text:span text:style-name="T3">y1;</text:span></text:p>
      <text:p text:style-name="P2"><text:span text:style-name="T1"><text:s text:c="4"/></text:span><text:span text:style-name="T3">C1.multiply(x1,</text:span><text:span text:style-name="T1"> </text:span><text:span text:style-name="T3">y1);</text:span></text:p>
      <text:p text:style-name="P1"/>
      <text:p text:style-name="P2"><text:span text:style-name="T1"><text:s text:c="4"/></text:span><text:span text:style-name="T3">C1.display();</text:span></text:p>
      <text:p text:style-name="P1"/>
      <text:p text:style-name="P2"><text:span text:style-name="T1"><text:s text:c="4"/></text:span><text:span text:style-name="T3">cout</text:span><text:span text:style-name="T1"> </text:span><text:span text:style-name="T4">&lt;&lt;</text:span><text:span text:style-name="T1"> </text:span><text:span text:style-name="T5">"Magnitude is :"</text:span><text:span text:style-name="T1"> </text:span><text:span text:style-name="T4">&lt;&lt;</text:span><text:span text:style-name="T1"> </text:span><text:span text:style-name="T3">C1.Magnitude()</text:span><text:span text:style-name="T1"> </text:span><text:span text:style-name="T4">&lt;&lt;</text:span><text:span text:style-name="T1"> </text:span><text:span text:style-name="T3">endl;</text:span></text:p>
      <text:p text:style-name="P2"><text:span text:style-name="T1"><text:s text:c="4"/></text:span><text:span text:style-name="T6">return</text:span><text:span text:style-name="T1"> </text:span><text:span text:style-name="T4">0</text:span><text:span text:style-name="T3">;</text:span></text:p>
      <text:p text:style-name="P3">}</text:p>
    </office:tex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fo:font-size="18pt" fo:font-weight="bold" style:font-size-asian="18pt" style:font-weight-asian="bold" style:font-name-complex="Times New Roman1" style:font-size-complex="18pt" style:font-weight-complex="bold"/>
    </style:style>
    <style:style style:name="P4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indent="0.4925in" style:auto-text-indent="false"/>
      <style:text-properties fo:font-size="16pt" style:font-size-asian="16pt" style:font-size-complex="16pt"/>
    </style:style>
    <style:style style:name="P9" style:family="paragraph" style:parent-style-name="Standard">
      <style:paragraph-properties fo:text-indent="0.4925in" style:auto-text-indent="false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fo:font-weight="bold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58%" fo:font-size="16pt" style:font-size-asian="16pt" style:font-size-complex="16pt"/>
    </style:style>
    <style:style style:name="T12" style:family="text">
      <style:text-properties style:text-position="0% 100%"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.0075in" fo:margin-right="0.0075in" style:run-through="foreground" style:wrap="run-through" style:number-wrapped-paragraphs="no-limit" style:vertical-pos="from-top" style:vertical-rel="page" style:horizontal-pos="from-left" style:horizontal-rel="paragraph" draw:opacity="0%" fo:padding-left="0.1in" fo:padding-right="0.1in" fo:padding-top="0.05in" fo:padding-bottom="0.05in" fo:border="none" style:writing-mode="lr-tb" draw:wrap-influence-on-position="once-concurrent" loext:allow-overlap="true" draw:textarea-vertical-align="middl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Knowledge &amp; Technology</text:span><text:span text:style-name="T1"/></text:p>
      <text:p text:style-name="P1"/>
      <text:p text:style-name="P1" loext:marker-style-name="T2"><text:span text:style-name="T2">Bangladesh Army University of Engineering &amp; Technology (BAUET)</text:span><text:span text:style-name="T2"/></text:p>
      <text:p text:style-name="P1" loext:marker-style-name="T3"><text:span text:style-name="T3">Qadirabad Cantonment, Natore-6431</text:span><text:span text:style-name="T3"/></text:p>
      <text:p text:style-name="P2" loext:marker-style-name="T2"><draw:frame draw:style-name="fr1" draw:name="Image1" text:anchor-type="char" svg:x="2.7047in" svg:y="0.1701in" svg:width="1.5701in" svg:height="1.5327in" draw:z-index="0"><draw:image xlink:href="Pictures/10000001000000FA000000F4E1B89208.png" xlink:type="simple" xlink:show="embed" xlink:actuate="onLoad" draw:mime-type="image/png"/></draw:fram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" loext:marker-style-name="T2"><text:span text:style-name="T2">Department of</text:span><text:span text:style-name="T2"/></text:p>
      <text:p text:style-name="P1" loext:marker-style-name="T2"><text:span text:style-name="T2">COMPUTER SCIENCE AND ENGINEERING (CSE)</text:span><text:span text:style-name="T2"/></text:p>
      <text:p text:style-name="P2" loext:marker-style-name="T2"/>
      <text:p text:style-name="P3" loext:marker-style-name="T4"><draw:custom-shape text:anchor-type="char" draw:z-index="0" draw:name="Rounded Rectangle 3" draw:style-name="gr1" draw:text-style-name="P5" svg:width="1.8488in" svg:height="0.4252in" svg:x="2.6583in" svg:y="0.1016in"><text:p text:style-name="P4" loext:marker-style-name="T5"><text:span text:style-name="T6">ASSIGNMENT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2" draw:name="Frame1" text:anchor-type="char" svg:x="2.6783in" svg:y="4.3154in" svg:width="1.8083in" svg:height="0.3846in" draw:z-index="0"><draw:text-box><text:p text:style-name="P4" loext:marker-style-name="T5"><text:span text:style-name="T6">ASSIGNMENT</text:span></text:p></draw:text-box></draw:frame></text:p>
      <text:p text:style-name="P6" loext:marker-style-name="T7"/>
      <text:p text:style-name="P2" loext:marker-style-name="T2"/>
      <text:p text:style-name="Standard" loext:marker-style-name="T2"><text:span text:style-name="T8"><text:tab/>Course Code <text:tab/><text:tab/>:</text:span><text:span text:style-name="T2"> </text:span><text:span text:style-name="T8">CSE-210</text:span><text:span text:style-name="T9">3</text:span></text:p>
      <text:p text:style-name="Standard" loext:marker-style-name="T2"><text:span text:style-name="T2"><text:tab/></text:span><text:span text:style-name="T8">Course Tittle</text:span><text:span text:style-name="T2"> <text:tab/><text:tab/></text:span><text:span text:style-name="T8">:</text:span><text:span text:style-name="T2"> </text:span><text:span text:style-name="T8">Object Oriented Programming </text:span></text:p>
      <text:p text:style-name="P7" loext:marker-style-name="T2"/>
      <text:p text:style-name="P7" loext:marker-style-name="T2"/>
      <text:p text:style-name="P8" loext:marker-style-name="T8"/>
      <text:p text:style-name="P9" loext:marker-style-name="T8"><text:span text:style-name="T8">Assignment No<text:tab/><text:tab/>: 01</text:span><text:span text:style-name="T8"/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10" loext:marker-style-name="T8"/>
      <text:p text:style-name="Standard" loext:marker-style-name="T8"><text:span text:style-name="T8"><text:tab/></text:span><text:span text:style-name="T2">Submitted By<text:tab/><text:tab/><text:tab/><text:tab/><text:tab/><text:tab/>Submitted To</text:span></text:p>
      <text:p text:style-name="P11" loext:marker-style-name="T10"/>
      <text:p text:style-name="Standard" loext:marker-style-name="T8"><text:span text:style-name="T8"><text:tab/>Name<text:tab/>: Zarif Ahnaf Dhrubo<text:tab/><text:tab/><text:tab/></text:span><text:span text:style-name="T2">Md. Nazmus Salehin</text:span></text:p>
      <text:p text:style-name="Standard" loext:marker-style-name="T8"><text:span text:style-name="T8"><text:tab/>ID<text:tab/><text:tab/>: 0812310205101023<text:tab/><text:tab/><text:tab/>Lecturer, </text:span><text:span text:style-name="T8"/></text:p>
      <text:p text:style-name="Standard" loext:marker-style-name="T8"><text:span text:style-name="T8"><text:tab/>Batch<text:tab/>: 17</text:span><text:span text:style-name="T11">th</text:span><text:span text:style-name="T8"><text:tab/><text:tab/><text:tab/><text:tab/><text:tab/><text:tab/>Dept. of CSE, BAUET<text:line-break/><text:tab/>Year<text:tab/><text:tab/>: 2</text:span><text:span text:style-name="T11">nd</text:span><text:span text:style-name="T8"><text:tab/><text:tab/><text:tab/><text:tab/><text:tab/><text:tab/></text:span></text:p>
      <text:p text:style-name="Standard" loext:marker-style-name="T8"><text:span text:style-name="T8"><text:tab/>Semester<text:tab/>: </text:span><text:span text:style-name="T12">1</text:span><text:span text:style-name="T11">st</text:span><text:span text:style-name="T8"><text:tab/><text:tab/><text:tab/><text:tab/><text:tab/><text:tab/></text:span><text:span text:style-name="T2">Aroni Saha Prapty </text:span></text:p>
      <text:p text:style-name="Standard" loext:marker-style-name="T8"><text:span text:style-name="T8"><text:tab/>Section<text:tab/>: A<text:tab/><text:tab/><text:tab/><text:tab/><text:tab/><text:tab/>Lecturer, </text:span><text:span text:style-name="T8"/></text:p>
      <text:p text:style-name="Standard" loext:marker-style-name="T8"><text:span text:style-name="T8"><text:tab/>Session<text:tab/>: 2022-2023<text:tab/><text:tab/><text:tab/><text:tab/>Dept. of CSE, BAUET</text:span><text:span text:style-name="T8"/></text:p>
      <text:p text:style-name="P10" loext:marker-style-name="T8"><text:bookmark text:name="page1_0"/></text:p>
    </office:tex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71in" fo:margin-bottom="0.5071in" fo:margin-left="0.5071in" fo:margin-right="0.5071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